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omunikasi Dat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Error Detection &amp; 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ujuan Pembelajar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ampu menjelaskan mekanisme dasar <text:span text:style-name="T1">error-detecting code.</text:span></text:p>
              </text:list-item>
              <text:list-item>
                <text:p><text:span text:style-name="T2">Mampu menjelaskan </text:span><text:span text:style-name="T1">internet checksum</text:span></text:p>
              </text:list-item>
              <text:list-item>
                <text:p><text:span text:style-name="T2">Mampu mengoperasikan </text:span><text:span text:style-name="T1">cyclic redundancy check</text:span></text:p>
              </text:list-item>
              <text:list-item>
                <text:p><text:span text:style-name="T2">Mampu menjelaskan </text:span><text:span text:style-name="T1">hamming distance</text:span></text:p>
              </text:list-item>
              <text:list-item>
                <text:p><text:span text:style-name="T2">Mampu menjelaskan prinsip dasar </text:span><text:span text:style-name="T1">forward error correction </text:span><text:span text:style-name="T2">menggunakan </text:span><text:span text:style-name="T1">block co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ndahulu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ab sebelumnya telah dipelajari gangguan transmisi</text:p>
              </text:list-item>
              <text:list-item>
                <text:p>Bab sebelumnya telah dipelajari pengaruh dari <text:span text:style-name="T1">data rate</text:span> &amp; SNR terhadap <text:span text:style-name="T1">bit error rate</text:span></text:p>
              </text:list-item>
              <text:list-item>
                <text:p><text:span text:style-name="T2">Dalam transmisi, akan ada kesalahan yang menyebabkan satu atau lebih bit berubah nilainy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Pendahulu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erdapat 3 pendekatan untuk mengatasi kesalahan dalam transmisi data</text:p>
                <text:list>
                  <text:list-item>
                    <text:p><text:span text:style-name="T1">Error-detection codes</text:span></text:p>
                  </text:list-item>
                  <text:list-item>
                    <text:p><text:span text:style-name="T1">Eror-correction codes </text:span><text:span text:style-name="T2">atau </text:span><text:span text:style-name="T1">forward error correction</text:span><text:span text:style-name="T2"> (FEC)</text:span><text:span text:style-name="T1"> codes</text:span></text:p>
                  </text:list-item>
                  <text:list-item>
                    <text:p><text:span text:style-name="T1">Automatic repeat request </text:span><text:span text:style-name="T2">(ARQ)</text:span><text:span text:style-name="T1"> protocols</text:span></text:p>
                  </text:list-item>
                </text:list>
              </text:list-item>
              <text:list-item>
                <text:p><text:span text:style-name="T2">Ketiga metode tersebut dilakukan pada tiap-tiap blok data, yang disebut dengan </text:span><text:span text:style-name="T1">fra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ndahulua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etode <text:span text:style-name="T1">error detection code </text:span><text:span text:style-name="T2">&amp; </text:span><text:span text:style-name="T1">FEC code</text:span></text:p>
                <text:list>
                  <text:list-item>
                    <text:p><text:span text:style-name="T2">Menggunakan </text:span><text:span text:style-name="T1">redundancy / redundant bit</text:span></text:p>
                  </text:list-item>
                  <text:list-item>
                    <text:p><text:span text:style-name="T2">Redundant bit ditambahkan ke dalam data oleh pengirim dan digunakan oleh penerima utk </text:span><text:span text:style-name="T1">error detection</text:span></text:p>
                  </text:list-item>
                </text:list>
              </text:list-item>
              <text:list-item>
                <text:p><text:span text:style-name="T1">ARQ</text:span><text:span text:style-name="T1"><text:tab/></text:span></text:p>
                <text:list>
                  <text:list-item>
                    <text:p><text:span text:style-name="T2">Mendeteksi </text:span><text:span text:style-name="T1">error</text:span><text:span text:style-name="T2"> kemudian meminta pengirim untuk mengirimkan kembali datany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ndahulu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EC</text:p>
                <text:list>
                  <text:list-item>
                    <text:p>Tidak hanya mendeteksi <text:span text:style-name="T1">error</text:span> tapi juga memperbaiki <text:span text:style-name="T1">error</text:span></text:p>
                  </text:list-item>
                  <text:list-item>
                    <text:p><text:span text:style-name="T2">Digunakan pada transmisi wireless, karena skema retransmisi tidak efisien &amp; error rate tinggi.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0-06-02T08:27:47.864417701</meta:creation-date>
    <dc:date>2020-06-02T08:59:08.101957452</dc:date>
    <dc:creator>Mifta Nur Farid</dc:creator>
    <meta:editing-duration>PT9M49S</meta:editing-duration>
    <meta:editing-cycles>1</meta:editing-cycles>
    <meta:document-statistic meta:object-count="45"/>
    <meta:generator>LibreOffice/6.4.2.2$Linux_X86_64 LibreOffice_project/40$Build-2</meta:generator>
  </office:meta>
</office:document-meta>
</file>